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14143622061176447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52588502892018744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653957214671781478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45917144732067423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17458540282169569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835048243345923400"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195180738831512759"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74649089704846550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638972" text:continue-list="list4195180738831512759"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6659970639670831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638563"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62952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637542"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640581"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624433"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910075841039084544"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64180022536639135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745314284243900377"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618638"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497574459897107228"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60978369359177730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834886124473090895" text:style-name="L15">
        <text:list-item>
          <text:list>
            <text:list-header>
              <text:p text:style-name="P183">1.5 miles averaging about 9:40/mile and rest 1 min</text:p>
            </text:list-header>
          </text:list>
        </text:list-item>
      </text:list>
      <text:p text:style-name="P24">1 mile in 8:26 and rest 2 min</text:p>
      <text:list xml:id="list5468883491962559102"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922399668094800325"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615799"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14641823158932363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42633000990291134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52580956749560260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629607" text:continue-list="list8426330009902911347" text:style-name="L19">
        <text:list-item>
          <text:list>
            <text:list-header>
              <text:p text:style-name="P187">(Pace*HR)=1240</text:p>
            </text:list-header>
          </text:list>
        </text:list-item>
      </text:list>
      <text:list xml:id="list35625983" text:continue-list="list4146418231589323636" text:style-name="L18">
        <text:list-item>
          <text:list>
            <text:list-header>
              <text:p text:style-name="P186">2 miles at 10:46/mile Ave HR= 121 bpm and rest a few minutes</text:p>
            </text:list-header>
          </text:list>
        </text:list-item>
      </text:list>
      <text:list xml:id="list35641331" text:continue-list="list3562960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63785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567031602030036185"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470148415383651696"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089772527978722707"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995950778325517073"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426263235069839545"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2019649928501462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631164"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61676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426019869720921185"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47382159084322895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342753563987054046"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067114891086073584"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10874356282395479"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926286093325404791" text:style-name="L32">
        <text:list-item>
          <text:list>
            <text:list-header>
              <text:p text:style-name="P197">0.25 miles in 2:54</text:p>
              <text:p text:style-name="P197">1 mile in 9:21 going faster as I ran and ending at around 8:30 pace</text:p>
            </text:list-header>
          </text:list>
        </text:list-item>
      </text:list>
      <text:list xml:id="list8069060770326647256"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14118373822112388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266518167758998069"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636102587368620130"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1718739404522586007"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6674789400791740050"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552456529633644028"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06T15:37:29.89</dc:date>
    <dc:creator>James Lombardi</dc:creator>
    <meta:editing-duration>P28DT21H40M55S</meta:editing-duration>
    <meta:editing-cycles>2133</meta:editing-cycles>
    <meta:generator>OpenOffice/4.1.2$Win32 OpenOffice.org_project/412m3$Build-9782</meta:generator>
    <meta:document-statistic meta:table-count="0" meta:image-count="9" meta:object-count="0" meta:page-count="211" meta:paragraph-count="6167" meta:word-count="66695" meta:character-count="341537"/>
  </office:meta>
</office:document-meta>
</file>